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0800000008471D13128096349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Diagonal_20_Brick" style:repeat="repea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 style:list-style-name="L1">
      <style:graphic-properties draw:fill="solid" draw:fill-color="#afd095" draw:auto-grow-height="true" fo:min-height="4.098cm"/>
      <style:paragraph-properties style:writing-mode="lr-tb"/>
    </style:style>
    <style:style style:name="pr2" style:family="presentation" style:parent-style-name="Default-title" style:list-style-name="L1">
      <style:graphic-properties draw:fill="solid" draw:fill-color="#afd095" draw:auto-grow-height="true" fo:min-height="2.1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afd095" draw:auto-grow-height="true" fo:min-height="1.904cm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afd095" draw:auto-grow-height="true" fo:min-height="8.25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afd095"/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4.098cm" svg:x="0.209cm" svg:y="4.446cm" presentation:class="title" presentation:user-transformed="true">
          <draw:text-box>
            <text:p text:style-name="P1"><text:span text:style-name="T1">Building a graphical application,</text:span><text:span text:style-name="T1"><text:line-break/></text:span><text:span text:style-name="T1">but hard</text:span></text:p>
          </draw:text-box>
        </draw:frame>
        <draw:frame presentation:style-name="pr2" draw:text-style-name="P2" draw:layer="layout" svg:width="14.605cm" svg:height="2.139cm" svg:x="12.7cm" svg:y="10.16cm" presentation:class="title" presentation:user-transformed="true">
          <draw:text-box>
            <text:p text:style-name="P1"><text:span text:style-name="T2">Undergraduate Research Project of:</text:span><text:span text:style-name="T2"><text:line-break/></text:span><text:span text:style-name="T2">Eli Cosle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16.936cm" svg:height="1.904cm" svg:x="0.635cm" svg:y="0.636cm" presentation:class="title" presentation:user-transformed="true">
          <draw:text-box>
            <text:p text:style-name="P1"><text:span text:style-name="T1">Title of slide</text:span></text:p>
          </draw:text-box>
        </draw:frame>
        <draw:frame presentation:style-name="pr5" draw:text-style-name="P2" draw:layer="layout" svg:width="18.415cm" svg:height="8.255cm" svg:x="1.27cm" svg:y="4.445cm" presentation:class="title" presentation:user-transformed="true">
          <draw:text-box>
            <text:p text:style-name="P1"><text:span text:style-name="T2">Slide Content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iagonal_20_Brick" draw:display-name="Diagonal Brick" xlink:href="Pictures/100000000000000800000008471D13128096349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="visible" draw:shadow-offset-x="0.457cm" draw:shadow-offset-y="0.457cm" draw:shadow-color="#000000" draw:shadow-opacity="60%" loext:shadow-blur="0.988cm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7T07:36:53.634000000</meta:creation-date>
    <dc:date>2023-11-27T07:49:55.484000000</dc:date>
    <meta:editing-duration>PT13M3S</meta:editing-duration>
    <meta:editing-cycles>1</meta:editing-cycles>
    <meta:document-statistic meta:object-count="29"/>
    <meta:generator>LibreOffice/7.5.2.2$Windows_X86_64 LibreOffice_project/53bb9681a964705cf672590721dbc85eb4d0c3a2</meta:generator>
  </office:meta>
</office:document-meta>
</file>